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0C7000000243FB2C8DD18162223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579cm" fo:min-width="9.43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583cm" fo:min-width="10.52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="solid" draw:fill-color="#f7d1d5" draw:textarea-horizontal-align="justify" draw:textarea-vertical-align="middle" draw:auto-grow-height="false" fo:min-height="0.583cm" fo:min-width="10.52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5.55cm" fo:min-width="7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9cm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="none" draw:textarea-vertical-align="middle" draw:auto-grow-height="false" fo:min-height="0.48cm" fo:min-width="0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4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2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09cm"/>
      <style:paragraph-properties style:writing-mode="lr-tb"/>
    </style:style>
    <style:style style:name="gr16" style:family="graphic" style:parent-style-name="standard">
      <style:graphic-properties draw:stroke="none" draw:fill="none" fo:min-height="0.738cm"/>
      <style:paragraph-properties style:writing-mode="lr-tb"/>
    </style:style>
    <style:style style:name="gr17" style:family="graphic" style:parent-style-name="standard">
      <style:graphic-properties draw:stroke="none" draw:fill="none" fo:min-height="1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3" style:family="graphic" style:parent-style-name="standard">
      <style:graphic-properties svg:stroke-color="#f7d1d5" draw:fill="solid" draw:fill-color="#ffffff" draw:textarea-horizontal-align="justify" draw:textarea-vertical-align="middle" draw:auto-grow-height="false" fo:min-height="6.95cm" fo:min-width="15.5cm"/>
    </style:style>
    <style:style style:name="gr2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15cm" draw:shadow-opacity="100%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6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1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5cm"/>
      <style:paragraph-properties style:writing-mode="lr-tb"/>
    </style:style>
    <style:style style:name="gr31" style:family="graphic" style:parent-style-name="Default_5f_3">
      <style:graphic-properties draw:stroke="none" draw:fill="none" fo:min-height="0.713cm"/>
      <style:paragraph-properties style:writing-mode="lr-tb"/>
    </style:style>
    <style:style style:name="gr32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5cm"/>
    </style:style>
    <style:style style:name="gr33" style:family="graphic" style:parent-style-name="standard">
      <style:graphic-properties draw:fill-color="#ffffa6" draw:textarea-horizontal-align="justify" draw:textarea-vertical-align="middle" draw:auto-grow-height="false" fo:min-height="0.75cm" fo:min-width="1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35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9.4cm" draw:shadow-opacity="100%"/>
    </style:style>
    <style:style style:name="gr36" style:family="graphic" style:parent-style-name="standard">
      <style:graphic-properties draw:fill-color="#ffffa6" draw:textarea-horizontal-align="justify" draw:textarea-vertical-align="middle" draw:auto-grow-height="false" fo:min-height="0.75cm" fo:min-width="1.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93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loext:opacity="100%" style:font-name="Open Sans" fo:font-size="22pt" style:font-size-asian="24pt" style:font-size-complex="24pt"/>
    </style:style>
    <style:style style:name="P8" style:family="paragraph"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9" style:family="paragraph">
      <loext:graphic-properties draw:fill-color="#fff5c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1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2" style:family="paragraph">
      <loext:graphic-properties draw:fill="solid" draw:fill-color="#f7d1d5"/>
      <style:paragraph-properties fo:text-align="start" style:writing-mode="lr-tb"/>
      <style:text-properties fo:color="#000000" loext:opacity="100%" style:font-name="Open Sans" fo:font-size="22pt" style:font-size-asian="24pt" style:font-size-complex="24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bf0041" loext:opacity="100%" style:font-name="OpenSans1" fo:font-size="14pt"/>
    </style:style>
    <style:style style:name="P15" style:family="paragraph">
      <loext:graphic-properties draw:fill="none"/>
      <style:paragraph-properties fo:text-align="center"/>
      <style:text-properties style:font-name="OpenSans1" fo:font-size="14pt"/>
    </style:style>
    <style:style style:name="P16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OpenSans1" fo:font-size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Sans1"/>
    </style:style>
    <style:style style:name="P20" style:family="paragraph">
      <loext:graphic-properties draw:fill="none"/>
      <style:paragraph-properties style:writing-mode="lr-tb"/>
      <style:text-properties style:font-name="OpenSans1"/>
    </style:style>
    <style:style style:name="P21" style:family="paragraph">
      <loext:graphic-properties draw:fill="none" draw:fill-color="#ffffff"/>
      <style:paragraph-properties style:writing-mode="lr-tb"/>
      <style:text-properties style:font-name="OpenSans1" fo:font-weight="bold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solid" draw:fill-color="#ffffff"/>
      <style:paragraph-properties fo:text-align="center"/>
      <style:text-properties style:font-name="OpenSans1"/>
    </style:style>
    <style:style style:name="P24" style:family="paragraph">
      <loext:graphic-properties draw:fill="solid" draw:fill-color="#ffffff" draw:opacity="100%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OpenSans1"/>
    </style:style>
    <style:style style:name="P26" style:family="paragraph">
      <style:paragraph-properties style:writing-mode="lr-tb"/>
    </style:style>
    <style:style style:name="P27" style:family="paragraph">
      <loext:graphic-properties draw:fill="none"/>
      <style:paragraph-properties style:writing-mode="lr-tb"/>
      <style:text-properties style:font-name="OpenSans1" fo:font-size="14pt"/>
    </style:style>
    <style:style style:name="P28" style:family="paragraph">
      <loext:graphic-properties draw:fill-color="#729fc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P30" style:family="paragraph">
      <loext:graphic-properties draw:fill-color="#ffffa6"/>
      <style:paragraph-properties fo:text-align="center"/>
      <style:text-properties style:font-name="OpenSans1" fo:font-size="14pt"/>
    </style:style>
    <style:style style:name="P31" style:family="paragraph">
      <loext:graphic-properties draw:fill-color="#ffffa6"/>
      <style:paragraph-properties fo:text-align="center" style:writing-mode="lr-tb"/>
      <style:text-properties style:font-name="OpenSans1" fo:font-size="14pt"/>
    </style:style>
    <style:style style:name="P32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loext:opacity="10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Open Sans" fo:font-size="24pt" style:font-size-asian="24pt" style:font-size-complex="24pt"/>
    </style:style>
    <style:style style:name="T6" style:family="text">
      <style:text-properties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9" style:family="text">
      <style:text-properties fo:color="#bf0041" loext:opacity="100%" style:font-name="OpenSans1" fo:font-size="14pt"/>
    </style:style>
    <style:style style:name="T10" style:family="text">
      <style:text-properties fo:color="#81d41a" loext:opacity="100%" style:font-name="OpenSans1" fo:font-size="14pt"/>
    </style:style>
    <style:style style:name="T11" style:family="text">
      <style:text-properties fo:color="#000000" loext:opacity="100%" style:font-name="OpenSans1" fo:font-size="14pt"/>
    </style:style>
    <style:style style:name="T12" style:family="text">
      <style:text-properties style:font-name="OpenSans1" fo:font-size="14pt"/>
    </style:style>
    <style:style style:name="T13" style:family="text">
      <style:text-properties style:font-name="OpenSans1"/>
    </style:style>
    <style:style style:name="T14" style:family="text">
      <style:text-properties style:font-name="OpenSans1" fo:font-weight="bold"/>
    </style:style>
    <style:style style:name="T15" style:family="text">
      <style:text-properties style:font-name="OpenSans1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style:font-name="OpenSans1" fo:font-size="14pt" style:text-underline-style="none" style:font-size-asian="14pt" style:font-size-complex="14pt"/>
    </style:style>
    <style:style style:name="T17" style:family="text">
      <style:text-properties style:font-name="Open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1" draw:id="id1" draw:layer="layout" svg:width="12.354cm" svg:height="1.029cm" svg:x="-0.652cm" svg:y="5.032cm">
          <text:p text:style-name="P6"><text:span text:style-name="T4"><text:s text:c="2"/></text:span><text:span text:style-name="T4">Create Stack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s text:c="2"/></text:span><text:span text:style-name="T5">Insert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3" draw:id="id3" draw:layer="layout" svg:width="13.636cm" svg:height="1.029cm" svg:x="-0.569cm" svg:y="7.842cm">
          <text:p text:style-name="P8"><text:span text:style-name="T6"><text:s/></text:span><text:span text:style-name="T6">Delete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1" draw:layer="layout" svg:width="19.5cm" svg:height="2.597cm" svg:x="0.649cm" svg:y="0.304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Operations</text:span></text:p>
          </draw:text-box>
        </draw:frame>
        <draw:custom-shape draw:style-name="gr6" draw:text-style-name="P12" xml:id="id4" draw:id="id4" draw:layer="layout" svg:width="13.636cm" svg:height="1.029cm" svg:x="-0.236cm" svg:y="9.371cm">
          <text:p text:style-name="P8"><text:span text:style-name="T6">Print top Element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0-width/2;x" smil:keyTimes="0;1"/>
                  <anim:animate smil:dur="1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0-width/2;x" smil:keyTimes="0;1"/>
                  <anim:animate smil:dur="1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create_stack(stack,size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g xml:id="id5" draw:id="id5">
          <draw:custom-shape draw:style-name="gr7" draw:text-style-name="P13" draw:layer="layout" svg:width="8.2cm" svg:height="5.8cm" svg:x="4cm" svg:y="4cm">
            <text:p/>
            <draw:enhanced-geometry svg:viewBox="0 0 21600 21600" draw:type="rectangle" draw:enhanced-path="M 0 0 L 21600 0 21600 21600 0 21600 0 0 Z N"/>
          </draw:custom-shape>
          <draw:g>
            <draw:frame draw:style-name="gr8" draw:text-style-name="P14" draw:layer="layout" svg:width="3.99cm" svg:height="0.831cm" svg:x="4.4cm" svg:y="4.369cm">
              <draw:text-box>
                <text:p><text:span text:style-name="T9">typedef struct</text:span></text:p>
              </draw:text-box>
            </draw:frame>
            <draw:custom-shape draw:style-name="gr9" draw:text-style-name="P15" draw:layer="layout" svg:width="0.6cm" svg:height="0.8cm" svg:x="4.512cm" svg:y="5.36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0" draw:text-style-name="P16" draw:layer="layout" svg:width="5.988cm" svg:height="0.831cm" svg:x="6.012cm" svg:y="5.969cm">
              <draw:text-box>
                <text:p><text:span text:style-name="T10">unsigned int </text:span><text:span text:style-name="T11">c</text:span><text:span text:style-name="T12">apacity;</text:span></text:p>
              </draw:text-box>
            </draw:frame>
            <draw:frame draw:style-name="gr11" draw:text-style-name="P16" draw:layer="layout" svg:width="2.284cm" svg:height="0.831cm" svg:x="6.012cm" svg:y="6.731cm">
              <draw:text-box>
                <text:p><text:span text:style-name="T10">int </text:span><text:span text:style-name="T11">top;</text:span></text:p>
              </draw:text-box>
            </draw:frame>
            <draw:frame draw:style-name="gr12" draw:text-style-name="P16" draw:layer="layout" svg:width="2.843cm" svg:height="0.831cm" svg:x="6.013cm" svg:y="7.493cm">
              <draw:text-box>
                <text:p><text:span text:style-name="T10">int </text:span><text:span text:style-name="T11">*item</text:span><text:span text:style-name="T12">;</text:span></text:p>
              </draw:text-box>
            </draw:frame>
            <draw:custom-shape draw:style-name="gr9" draw:text-style-name="P15" draw:layer="layout" svg:width="0.6cm" svg:height="0.8cm" svg:x="4.512cm" svg:y="8.369cm">
              <text:p/>
  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17" draw:layer="layout" svg:width="2.428cm" svg:height="0.831cm" svg:x="5.112cm" svg:y="8.369cm">
              <draw:text-box>
                <text:p><text:span text:style-name="T11">stack_t;</text:span></text:p>
              </draw:text-box>
            </draw:frame>
          </draw:g>
        </draw:g>
        <draw:frame draw:style-name="gr14" draw:text-style-name="P18" xml:id="id6" draw:id="id6" draw:layer="layout" svg:width="5.958cm" svg:height="0.837cm" svg:x="6.012cm" svg:y="6.006cm">
          <draw:image xlink:href="Pictures/10000001000000C7000000243FB2C8DD18162223.png" xlink:type="simple" xlink:show="embed" xlink:actuate="onLoad" draw:mime-type="image/png">
            <text:p/>
          </draw:image>
        </draw:frame>
        <draw:frame draw:style-name="gr15" draw:text-style-name="P19" xml:id="id7" draw:id="id7" draw:layer="layout" svg:width="5.209cm" svg:height="0.988cm" svg:x="15.78cm" svg:y="5.839cm">
          <draw:text-box>
            <text:p><text:span text:style-name="T13">Max Stack size</text:span></text:p>
          </draw:text-box>
        </draw:frame>
        <draw:frame draw:style-name="gr16" draw:text-style-name="P20" xml:id="id8" draw:id="id8" draw:layer="layout" svg:width="4.92cm" svg:height="0.988cm" svg:x="15.78cm" svg:y="6.737cm">
          <draw:text-box>
            <text:p><text:span text:style-name="T13">Top variable</text:span></text:p>
          </draw:text-box>
        </draw:frame>
        <draw:frame draw:style-name="gr17" draw:text-style-name="P20" xml:id="id9" draw:id="id9" draw:layer="layout" svg:width="12.753cm" svg:height="1.725cm" svg:x="15.647cm" svg:y="7.737cm">
          <draw:text-box>
            <text:p><text:span text:style-name="T13"><text:s/></text:span><text:span text:style-name="T13">Array holding the stack elements </text:span></text:p>
          </draw:text-box>
        </draw:frame>
        <draw:frame presentation:style-name="pr5" draw:text-style-name="P11" draw:layer="layout" svg:width="19.5cm" svg:height="2.597cm" svg:x="0.549cm" svg:y="0.205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create_stack(stack,siz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" svg:path="M0 0l0.000321428571428571 0.0516190476190476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6" svg:path="M0.000178571428571429 0.0452698412698413l-0.00142857142857143 0.0507936507936508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18" draw:text-style-name="P19" xml:id="id11" draw:id="id11" draw:layer="layout" svg:width="23cm" svg:height="1.725cm" svg:x="2cm" svg:y="4.4cm">
          <draw:text-box>
            <text:p><text:span text:style-name="T13">stack : Pointer that contains address of structure variable (stack_t)</text:span></text:p>
          </draw:text-box>
        </draw:frame>
        <draw:frame draw:style-name="gr19" draw:text-style-name="P19" xml:id="id12" draw:id="id12" draw:layer="layout" svg:width="6.958cm" svg:height="0.988cm" svg:x="2.042cm" svg:y="5.404cm">
          <draw:text-box>
            <text:p><text:span text:style-name="T13">size <text:s text:c="2"/>: Size of array</text:span></text:p>
          </draw:text-box>
        </draw:frame>
        <draw:frame draw:style-name="gr20" draw:text-style-name="P21" xml:id="id10" draw:id="id10" draw:layer="layout" svg:width="7.857cm" svg:height="1.199cm" svg:x="1.8cm" svg:y="3.2cm">
          <draw:text-box>
            <text:p><text:span text:style-name="T14">Input Specification:</text:span></text:p>
          </draw:text-box>
        </draw:frame>
        <draw:frame draw:style-name="gr21" draw:text-style-name="P21" xml:id="id13" draw:id="id13" draw:layer="layout" svg:width="9.457cm" svg:height="1.145cm" svg:x="1.8cm" svg:y="7.2cm">
          <draw:text-box>
            <text:p><text:span text:style-name="T14">Output Specification:</text:span></text:p>
          </draw:text-box>
        </draw:frame>
        <draw:frame draw:style-name="gr22" draw:text-style-name="P22" xml:id="id14" draw:id="id14" draw:layer="layout" svg:width="9.6cm" svg:height="0.962cm" svg:x="2.243cm" svg:y="8.438cm">
          <draw:text-box>
            <text:p>Status : <text:s/>e_true / e_false</text:p>
          </draw:text-box>
        </draw:frame>
        <draw:frame presentation:style-name="pr5" draw:text-style-name="P11" draw:layer="layout" svg:width="19.5cm" svg:height="2.597cm" svg:x="0.549cm" svg:y="0.206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create_stack(stack,siz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1" smil:attributeName="visibility" smil:to="visible"/>
                  <anim:transitionFilter smil:dur="1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2" smil:attributeName="visibility" smil:to="visible"/>
                  <anim:transitionFilter smil:dur="1s" smil:targetElement="id1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23" draw:text-style-name="P23" xml:id="id15" draw:id="id15" draw:layer="layout" svg:width="16cm" svg:height="7.2cm" svg:x="1.6cm" svg:y="3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xml:id="id16" draw:id="id16" draw:layer="layout" svg:width="15.5cm" svg:height="0.9cm" svg:x="1.8cm" svg:y="4.4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6.5cm" svg:height="1.725cm" svg:x="1.9cm" svg:y="4.4cm">
          <draw:text-box>
            <text:p><text:span text:style-name="T13">stack <text:s text:c="10"/>item = Memalloc(sizeof(int) * size)</text:span></text:p>
          </draw:text-box>
        </draw:frame>
        <draw:line draw:style-name="gr25" draw:text-style-name="P25" draw:layer="layout" svg:x1="3.585cm" svg:y1="4.9cm" svg:x2="5.362cm" svg:y2="4.9cm">
          <text:p/>
        </draw:line>
        <draw:frame draw:style-name="gr26" draw:text-style-name="P19" draw:layer="layout" svg:width="4.862cm" svg:height="0.988cm" svg:x="2.672cm" svg:y="6.4cm">
          <draw:text-box>
            <text:p><text:span text:style-name="T13">return e_false</text:span></text:p>
          </draw:text-box>
        </draw:frame>
        <draw:g>
          <draw:frame draw:style-name="gr27" draw:text-style-name="P19" draw:layer="layout" svg:width="10.8cm" svg:height="0.988cm" svg:x="1.672cm" svg:y="5.5cm">
            <draw:text-box>
              <text:p><text:span text:style-name="T13">If (stack <text:s text:c="12"/>item <text:s/>= NULL)</text:span></text:p>
            </draw:text-box>
          </draw:frame>
          <draw:line draw:style-name="gr25" draw:text-style-name="P25" draw:layer="layout" svg:x1="4.544cm" svg:y1="6cm" svg:x2="6.153cm" svg:y2="6cm">
            <text:p/>
          </draw:line>
        </draw:g>
        <draw:g>
          <draw:frame draw:style-name="gr28" draw:text-style-name="P19" draw:layer="layout" svg:width="8.664cm" svg:height="0.988cm" svg:x="1.672cm" svg:y="7.438cm">
            <draw:text-box>
              <text:p><text:span text:style-name="T13">stack <text:s text:c="7"/>capacity = size</text:span></text:p>
            </draw:text-box>
          </draw:frame>
          <draw:line draw:style-name="gr25" draw:text-style-name="P25" draw:layer="layout" svg:x1="3.572cm" svg:y1="7.938cm" svg:x2="4.972cm" svg:y2="7.938cm">
            <text:p/>
          </draw:line>
        </draw:g>
        <draw:g>
          <draw:frame draw:style-name="gr29" draw:text-style-name="P22" draw:layer="layout" svg:width="5.933cm" svg:height="0.962cm" svg:x="1.672cm" svg:y="8.4cm">
            <draw:text-box>
              <text:p>stack <text:s text:c="9"/>top = -1</text:p>
            </draw:text-box>
          </draw:frame>
          <draw:line draw:style-name="gr25" draw:text-style-name="P18" draw:layer="layout" svg:x1="3.572cm" svg:y1="8.9cm" svg:x2="4.972cm" svg:y2="8.9cm">
            <text:p/>
          </draw:line>
        </draw:g>
        <draw:frame draw:style-name="gr30" draw:text-style-name="P19" draw:layer="layout" svg:width="4.655cm" svg:height="0.988cm" svg:x="1.696cm" svg:y="9.338cm">
          <draw:text-box>
            <text:p><text:span text:style-name="T13">return e_true</text:span></text:p>
          </draw:text-box>
        </draw:frame>
        <draw:g xml:id="id18" draw:id="id18">
          <draw:frame draw:style-name="gr31" draw:text-style-name="P27" draw:layer="layout" svg:width="2.005cm" svg:height="0.963cm" svg:x="25.4cm" svg:y="8.737cm">
            <draw:text-box>
              <text:p text:style-name="P26"><text:span text:style-name="T12">1000</text:span></text:p>
            </draw:text-box>
          </draw:frame>
          <draw:frame draw:style-name="gr31" draw:text-style-name="P27" draw:layer="layout" svg:width="2.005cm" svg:height="0.963cm" svg:x="25.395cm" svg:y="7.537cm">
            <draw:text-box>
              <text:p text:style-name="P26"><text:span text:style-name="T12">1004</text:span></text:p>
            </draw:text-box>
          </draw:frame>
          <draw:frame draw:style-name="gr31" draw:text-style-name="P27" draw:layer="layout" svg:width="2.005cm" svg:height="0.963cm" svg:x="25.44cm" svg:y="6.3cm">
            <draw:text-box>
              <text:p text:style-name="P26"><text:span text:style-name="T12">1008</text:span></text:p>
            </draw:text-box>
          </draw:frame>
          <draw:frame draw:style-name="gr31" draw:text-style-name="P27" draw:layer="layout" svg:width="2.005cm" svg:height="0.963cm" svg:x="25.44cm" svg:y="5.037cm">
            <draw:text-box>
              <text:p text:style-name="P26"><text:span text:style-name="T12">1012</text:span></text:p>
            </draw:text-box>
          </draw:frame>
          <draw:g>
            <draw:custom-shape draw:style-name="gr32" draw:text-style-name="P28" draw:layer="layout" svg:width="2cm" svg:height="1.2cm" svg:x="23.5cm" svg:y="8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8" draw:layer="layout" svg:width="2cm" svg:height="1.2cm" svg:x="23.5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8" draw:layer="layout" svg:width="2cm" svg:height="1.2cm" svg:x="23.5cm" svg:y="6.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8" draw:layer="layout" svg:width="2cm" svg:height="1.2cm" svg:x="23.5cm" svg:y="4.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2" draw:text-style-name="P29" draw:layer="layout" svg:width="3.3cm" svg:height="0.962cm" svg:x="21.8cm" svg:y="3.338cm">
          <draw:text-box>
            <text:p xml:id="id17" text:id="id17"><text:span text:style-name="T15">size</text:span><text:span text:style-name="T16"> = 4</text:span></text:p>
          </draw:text-box>
        </draw:frame>
        <draw:g xml:id="id19" draw:id="id19">
          <draw:g>
            <draw:custom-shape draw:style-name="gr33" draw:text-style-name="P30" draw:layer="layout" svg:width="2cm" svg:height="1cm" svg:x="20cm" svg:y="4.7cm">
              <text:p/>
              <draw:enhanced-geometry svg:viewBox="0 0 21600 21600" draw:type="rectangle" draw:enhanced-path="M 0 0 L 21600 0 21600 21600 0 21600 0 0 Z N"/>
            </draw:custom-shape>
            <draw:frame draw:style-name="gr34" draw:text-style-name="P16" draw:layer="layout" svg:width="1.7cm" svg:height="0.831cm" svg:x="18.5cm" svg:y="4.738cm">
              <draw:text-box>
                <text:p><text:span text:style-name="T12">item</text:span></text:p>
              </draw:text-box>
            </draw:frame>
          </draw:g>
          <draw:frame draw:style-name="gr31" draw:text-style-name="P27" draw:layer="layout" svg:width="2.006cm" svg:height="0.963cm" svg:x="19.994cm" svg:y="4.738cm">
            <draw:text-box>
              <text:p text:style-name="P26"><text:span text:style-name="T12"><text:s/></text:span><text:span text:style-name="T12">1000</text:span></text:p>
            </draw:text-box>
          </draw:frame>
        </draw:g>
        <draw:frame presentation:style-name="pr5" draw:text-style-name="P11" draw:layer="layout" svg:width="19.5cm" svg:height="2.597cm" svg:x="0.549cm" svg:y="0.206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create_stack(stack,siz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custom-shape draw:style-name="gr23" draw:text-style-name="P23" draw:layer="layout" svg:width="16cm" svg:height="7.2cm" svg:x="1.6cm" svg:y="3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xml:id="id20" draw:id="id20" draw:layer="layout" svg:width="9.9cm" svg:height="0.9cm" svg:x="1.9cm" svg:y="5.5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18" draw:text-style-name="P19" draw:layer="layout" svg:width="16.5cm" svg:height="1.725cm" svg:x="1.9cm" svg:y="4.4cm">
              <draw:text-box>
                <text:p><text:span text:style-name="T13">stack <text:s text:c="13"/>item = Memalloc(sizeof(int) * size)</text:span></text:p>
              </draw:text-box>
            </draw:frame>
            <draw:line draw:style-name="gr25" draw:text-style-name="P25" draw:layer="layout" svg:x1="4.185cm" svg:y1="4.9cm" svg:x2="5.962cm" svg:y2="4.9cm">
              <text:p/>
            </draw:line>
          </draw:g>
          <draw:frame draw:style-name="gr26" draw:text-style-name="P19" draw:layer="layout" svg:width="4.862cm" svg:height="0.988cm" svg:x="3cm" svg:y="6.4cm">
            <draw:text-box>
              <text:p><text:span text:style-name="T13">return e_false</text:span></text:p>
            </draw:text-box>
          </draw:frame>
          <draw:g>
            <draw:frame draw:style-name="gr27" draw:text-style-name="P19" draw:layer="layout" svg:width="10.8cm" svg:height="0.988cm" svg:x="2cm" svg:y="5.5cm">
              <draw:text-box>
                <text:p><text:span text:style-name="T13">If (stack <text:s text:c="12"/>item <text:s/>= NULL)</text:span></text:p>
              </draw:text-box>
            </draw:frame>
            <draw:line draw:style-name="gr25" draw:text-style-name="P25" draw:layer="layout" svg:x1="4.872cm" svg:y1="6cm" svg:x2="6.481cm" svg:y2="6cm">
              <text:p/>
            </draw:line>
          </draw:g>
          <draw:g>
            <draw:frame draw:style-name="gr28" draw:text-style-name="P19" draw:layer="layout" svg:width="8.664cm" svg:height="0.988cm" svg:x="2cm" svg:y="7.438cm">
              <draw:text-box>
                <text:p><text:span text:style-name="T13">stack <text:s text:c="9"/>capacity = size</text:span></text:p>
              </draw:text-box>
            </draw:frame>
            <draw:line draw:style-name="gr25" draw:text-style-name="P25" draw:layer="layout" svg:x1="3.9cm" svg:y1="7.938cm" svg:x2="5.3cm" svg:y2="7.938cm">
              <text:p/>
            </draw:line>
          </draw:g>
          <draw:g>
            <draw:frame draw:style-name="gr29" draw:text-style-name="P22" draw:layer="layout" svg:width="5.933cm" svg:height="0.962cm" svg:x="2cm" svg:y="8.4cm">
              <draw:text-box>
                <text:p>stack <text:s text:c="9"/>top = -1</text:p>
              </draw:text-box>
            </draw:frame>
            <draw:line draw:style-name="gr25" draw:text-style-name="P18" draw:layer="layout" svg:x1="3.9cm" svg:y1="8.9cm" svg:x2="5.3cm" svg:y2="8.9cm">
              <text:p/>
            </draw:line>
          </draw:g>
          <draw:frame draw:style-name="gr30" draw:text-style-name="P19" draw:layer="layout" svg:width="4.655cm" svg:height="0.988cm" svg:x="2.024cm" svg:y="9.338cm">
            <draw:text-box>
              <text:p><text:span text:style-name="T13">return e_true</text:span></text:p>
            </draw:text-box>
          </draw:frame>
        </draw:g>
        <draw:g xml:id="id21" draw:id="id21">
          <draw:custom-shape draw:style-name="gr36" draw:text-style-name="P31" draw:layer="layout" svg:width="2cm" svg:height="1cm" svg:x="20cm" svg:y="6.7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6" draw:layer="layout" svg:width="2.8cm" svg:height="0.962cm" svg:x="17.6cm" svg:y="6.738cm">
            <draw:text-box>
              <text:p><text:span text:style-name="T12">capacity</text:span></text:p>
            </draw:text-box>
          </draw:frame>
        </draw:g>
        <draw:g>
          <draw:frame draw:style-name="gr31" draw:text-style-name="P27" draw:layer="layout" svg:width="2.005cm" svg:height="0.963cm" svg:x="25.4cm" svg:y="8.737cm">
            <draw:text-box>
              <text:p text:style-name="P26"><text:span text:style-name="T12">1000</text:span></text:p>
            </draw:text-box>
          </draw:frame>
          <draw:frame draw:style-name="gr31" draw:text-style-name="P27" draw:layer="layout" svg:width="2.005cm" svg:height="0.963cm" svg:x="25.395cm" svg:y="7.537cm">
            <draw:text-box>
              <text:p text:style-name="P26"><text:span text:style-name="T12">1004</text:span></text:p>
            </draw:text-box>
          </draw:frame>
          <draw:frame draw:style-name="gr31" draw:text-style-name="P27" draw:layer="layout" svg:width="2.005cm" svg:height="0.963cm" svg:x="25.44cm" svg:y="6.3cm">
            <draw:text-box>
              <text:p text:style-name="P26"><text:span text:style-name="T12">1008</text:span></text:p>
            </draw:text-box>
          </draw:frame>
          <draw:frame draw:style-name="gr31" draw:text-style-name="P27" draw:layer="layout" svg:width="2.005cm" svg:height="0.963cm" svg:x="25.44cm" svg:y="5.037cm">
            <draw:text-box>
              <text:p text:style-name="P26"><text:span text:style-name="T12">1012</text:span></text:p>
            </draw:text-box>
          </draw:frame>
          <draw:g>
            <draw:custom-shape draw:style-name="gr32" draw:text-style-name="P28" draw:layer="layout" svg:width="2cm" svg:height="1.2cm" svg:x="23.5cm" svg:y="8.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8" draw:layer="layout" svg:width="2cm" svg:height="1.2cm" svg:x="23.5cm" svg:y="7.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8" draw:layer="layout" svg:width="2cm" svg:height="1.2cm" svg:x="23.5cm" svg:y="6.1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28" draw:layer="layout" svg:width="2cm" svg:height="1.2cm" svg:x="23.5cm" svg:y="4.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2" draw:text-style-name="P29" draw:layer="layout" svg:width="3.3cm" svg:height="0.962cm" svg:x="21.8cm" svg:y="3.338cm">
          <draw:text-box>
            <text:p><text:span text:style-name="T15">size</text:span><text:span text:style-name="T16"> = 4</text:span></text:p>
          </draw:text-box>
        </draw:frame>
        <draw:g xml:id="id23" draw:id="id23">
          <draw:custom-shape draw:style-name="gr36" draw:text-style-name="P31" draw:layer="layout" svg:width="2cm" svg:height="1cm" svg:x="20cm" svg:y="8.7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6" draw:layer="layout" svg:width="1.8cm" svg:height="0.962cm" svg:x="18.9cm" svg:y="8.8cm">
            <draw:text-box>
              <text:p><text:span text:style-name="T12">top</text:span></text:p>
            </draw:text-box>
          </draw:frame>
        </draw:g>
        <draw:g>
          <draw:g>
            <draw:custom-shape draw:style-name="gr33" draw:text-style-name="P30" draw:layer="layout" svg:width="2cm" svg:height="1cm" svg:x="20cm" svg:y="4.7cm">
              <text:p/>
              <draw:enhanced-geometry svg:viewBox="0 0 21600 21600" draw:type="rectangle" draw:enhanced-path="M 0 0 L 21600 0 21600 21600 0 21600 0 0 Z N"/>
            </draw:custom-shape>
            <draw:frame draw:style-name="gr34" draw:text-style-name="P16" draw:layer="layout" svg:width="1.7cm" svg:height="0.831cm" svg:x="18.5cm" svg:y="4.738cm">
              <draw:text-box>
                <text:p><text:span text:style-name="T12">item</text:span></text:p>
              </draw:text-box>
            </draw:frame>
          </draw:g>
          <draw:frame draw:style-name="gr31" draw:text-style-name="P27" draw:layer="layout" svg:width="2.006cm" svg:height="0.963cm" svg:x="19.994cm" svg:y="4.738cm">
            <draw:text-box>
              <text:p text:style-name="P26"><text:span text:style-name="T12"><text:s/></text:span><text:span text:style-name="T12">1000</text:span></text:p>
            </draw:text-box>
          </draw:frame>
        </draw:g>
        <draw:frame presentation:style-name="pr5" draw:text-style-name="P11" draw:layer="layout" svg:width="19.5cm" svg:height="2.597cm" svg:x="0.549cm" svg:y="0.206cm" presentation:class="title" presentation:user-transformed="true">
          <draw:text-box>
            <text:p><text:span text:style-name="T7">Data Structure –Stack-Array Implementation </text:span><text:span text:style-name="T8"><text:line-break/></text:span><text:span text:style-name="T8">create_stack(stack,size)</text:span></text:p>
          </draw:text-box>
        </draw:frame>
        <draw:frame draw:style-name="gr37" draw:text-style-name="P32" draw:layer="layout" svg:width="0.815cm" svg:height="0.831cm" svg:x="20.6cm" svg:y="6.738cm">
          <draw:text-box>
            <text:p xml:id="id22" text:id="id22"><text:span text:style-name="T17">4</text:span></text:p>
          </draw:text-box>
        </draw:frame>
        <draw:frame draw:style-name="gr38" draw:text-style-name="P32" draw:layer="layout" svg:width="0.993cm" svg:height="0.831cm" svg:x="20.585cm" svg:y="8.8cm">
          <draw:text-box>
            <text:p xml:id="id24" text:id="id24"><text:span text:style-name="T17">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0" svg:path="M0 0.00634920634920635l-0.00178571428571429 0.11746031746031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-0.00178571428571429 0.142857142857143v0.038095238095238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0" svg:path="M0.00178571428571429 0.187301587301587l-0.00357142857142857 0.0634920634920635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push(stack,elemen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1DT14H52M53S</meta:editing-duration>
    <meta:editing-cycles>126</meta:editing-cycles>
    <meta:generator>LibreOffice/7.3.2.2$Windows_X86_64 LibreOffice_project/49f2b1bff42cfccbd8f788c8dc32c1c309559be0</meta:generator>
    <dc:title>Bright Blue</dc:title>
    <dc:date>2022-06-09T05:43:11.199000000</dc:date>
    <meta:document-statistic meta:object-count="210"/>
    <meta:template xlink:type="simple" xlink:actuate="onRequest" xlink:title="Bright Blue" xlink:href="../R05_Flowchart.odp" meta:date="2020-04-08T20:36:48.497255069"/>
  </office:meta>
</office:document-meta>
</file>